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.359cm" svg:y="0.1cm">
            <draw:object draw:notify-on-update-of-ranges="Лист1.D1:Лист1.D1 Лист1.E1:Лист1.O1 Лист1.D2:Лист1.D2 Лист1.E2:Лист1.O2 Лист1.D3:Лист1.D3 Лист1.E3:Лист1.O3 Лист1.D4:Лист1.D4 Лист1.E4:Лист1.O4 Лист1.D5:Лист1.D5 Лист1.E5:Лист1.O5 Лист1.D6:Лист1.D6 Лист1.E6:Лист1.O6 Лист1.D7:Лист1.D7 Лист1.E7:Лист1.O7 Лист1.D8:Лист1.D8 Лист1.E8:Лист1.O8 Лист1.D9:Лист1.D9 Лист1.E9:Лист1.O9 Лист1.D10:Лист1.D10 Лист1.E10:Лист1.O10 Лист1.D11:Лист1.D11 Лист1.E11:Лист1.O11 Лист1.D12:Лист1.D12 Лист1.E12:Лист1.O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 table:style-name="ce1" office:value-type="float" office:value="-7.5" calcext:value-type="float">
            <text:p>-7,5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4.5" calcext:value-type="float">
            <text:p>-4,5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1.5" calcext:value-type="float">
            <text:p>-1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E$1]^2/[.$B$6]^2)-([.$D2]^2/[.$B$7]^2)" office:value-type="float" office:value="31.25" calcext:value-type="float">
            <text:p>31,25</text:p>
          </table:table-cell>
          <table:table-cell table:formula="of:=([.F$1]^2/[.$B$6]^2)-([.$D2]^2/[.$B$7]^2)" office:value-type="float" office:value="11" calcext:value-type="float">
            <text:p>11</text:p>
          </table:table-cell>
          <table:table-cell table:formula="of:=([.G$1]^2/[.$B$6]^2)-([.$D2]^2/[.$B$7]^2)" office:value-type="float" office:value="-4.75" calcext:value-type="float">
            <text:p>-4,75</text:p>
          </table:table-cell>
          <table:table-cell table:formula="of:=([.H$1]^2/[.$B$6]^2)-([.$D2]^2/[.$B$7]^2)" office:value-type="float" office:value="-16" calcext:value-type="float">
            <text:p>-16</text:p>
          </table:table-cell>
          <table:table-cell table:formula="of:=([.I$1]^2/[.$B$6]^2)-([.$D2]^2/[.$B$7]^2)" office:value-type="float" office:value="-22.75" calcext:value-type="float">
            <text:p>-22,75</text:p>
          </table:table-cell>
          <table:table-cell table:formula="of:=([.J$1]^2/[.$B$6]^2)-([.$D2]^2/[.$B$7]^2)" office:value-type="float" office:value="-25" calcext:value-type="float">
            <text:p>-25</text:p>
          </table:table-cell>
          <table:table-cell table:formula="of:=([.K$1]^2/[.$B$6]^2)-([.$D2]^2/[.$B$7]^2)" office:value-type="float" office:value="-22.75" calcext:value-type="float">
            <text:p>-22,75</text:p>
          </table:table-cell>
          <table:table-cell table:formula="of:=([.L$1]^2/[.$B$6]^2)-([.$D2]^2/[.$B$7]^2)" office:value-type="float" office:value="-16" calcext:value-type="float">
            <text:p>-16</text:p>
          </table:table-cell>
          <table:table-cell table:formula="of:=([.M$1]^2/[.$B$6]^2)-([.$D2]^2/[.$B$7]^2)" office:value-type="float" office:value="-4.75" calcext:value-type="float">
            <text:p>-4,75</text:p>
          </table:table-cell>
          <table:table-cell table:formula="of:=([.N$1]^2/[.$B$6]^2)-([.$D2]^2/[.$B$7]^2)" office:value-type="float" office:value="11" calcext:value-type="float">
            <text:p>11</text:p>
          </table:table-cell>
          <table:table-cell table:formula="of:=([.O$1]^2/[.$B$6]^2)-([.$D2]^2/[.$B$7]^2)" office:value-type="float" office:value="31.25" calcext:value-type="float">
            <text:p>31,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E$1]^2/[.$B$6]^2)-([.$D3]^2/[.$B$7]^2)" office:value-type="float" office:value="40.25" calcext:value-type="float">
            <text:p>40,25</text:p>
          </table:table-cell>
          <table:table-cell table:formula="of:=([.F$1]^2/[.$B$6]^2)-([.$D3]^2/[.$B$7]^2)" office:value-type="float" office:value="20" calcext:value-type="float">
            <text:p>20</text:p>
          </table:table-cell>
          <table:table-cell table:formula="of:=([.G$1]^2/[.$B$6]^2)-([.$D3]^2/[.$B$7]^2)" office:value-type="float" office:value="4.25" calcext:value-type="float">
            <text:p>4,25</text:p>
          </table:table-cell>
          <table:table-cell table:formula="of:=([.H$1]^2/[.$B$6]^2)-([.$D3]^2/[.$B$7]^2)" office:value-type="float" office:value="-7" calcext:value-type="float">
            <text:p>-7</text:p>
          </table:table-cell>
          <table:table-cell table:formula="of:=([.I$1]^2/[.$B$6]^2)-([.$D3]^2/[.$B$7]^2)" office:value-type="float" office:value="-13.75" calcext:value-type="float">
            <text:p>-13,75</text:p>
          </table:table-cell>
          <table:table-cell table:formula="of:=([.J$1]^2/[.$B$6]^2)-([.$D3]^2/[.$B$7]^2)" office:value-type="float" office:value="-16" calcext:value-type="float">
            <text:p>-16</text:p>
          </table:table-cell>
          <table:table-cell table:formula="of:=([.K$1]^2/[.$B$6]^2)-([.$D3]^2/[.$B$7]^2)" office:value-type="float" office:value="-13.75" calcext:value-type="float">
            <text:p>-13,75</text:p>
          </table:table-cell>
          <table:table-cell table:formula="of:=([.L$1]^2/[.$B$6]^2)-([.$D3]^2/[.$B$7]^2)" office:value-type="float" office:value="-7" calcext:value-type="float">
            <text:p>-7</text:p>
          </table:table-cell>
          <table:table-cell table:formula="of:=([.M$1]^2/[.$B$6]^2)-([.$D3]^2/[.$B$7]^2)" office:value-type="float" office:value="4.25" calcext:value-type="float">
            <text:p>4,25</text:p>
          </table:table-cell>
          <table:table-cell table:formula="of:=([.N$1]^2/[.$B$6]^2)-([.$D3]^2/[.$B$7]^2)" office:value-type="float" office:value="20" calcext:value-type="float">
            <text:p>20</text:p>
          </table:table-cell>
          <table:table-cell table:formula="of:=([.O$1]^2/[.$B$6]^2)-([.$D3]^2/[.$B$7]^2)" office:value-type="float" office:value="40.25" calcext:value-type="float">
            <text:p>40,2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([.B2]^2/[.$B$6]^2)-([.B3]^2/[.$B$7]^2)"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E$1]^2/[.$B$6]^2)-([.$D4]^2/[.$B$7]^2)" office:value-type="float" office:value="47.25" calcext:value-type="float">
            <text:p>47,25</text:p>
          </table:table-cell>
          <table:table-cell table:formula="of:=([.F$1]^2/[.$B$6]^2)-([.$D4]^2/[.$B$7]^2)" office:value-type="float" office:value="27" calcext:value-type="float">
            <text:p>27</text:p>
          </table:table-cell>
          <table:table-cell table:formula="of:=([.G$1]^2/[.$B$6]^2)-([.$D4]^2/[.$B$7]^2)" office:value-type="float" office:value="11.25" calcext:value-type="float">
            <text:p>11,25</text:p>
          </table:table-cell>
          <table:table-cell table:formula="of:=([.H$1]^2/[.$B$6]^2)-([.$D4]^2/[.$B$7]^2)" office:value-type="float" office:value="0" calcext:value-type="float">
            <text:p>0</text:p>
          </table:table-cell>
          <table:table-cell table:formula="of:=([.I$1]^2/[.$B$6]^2)-([.$D4]^2/[.$B$7]^2)" office:value-type="float" office:value="-6.75" calcext:value-type="float">
            <text:p>-6,75</text:p>
          </table:table-cell>
          <table:table-cell table:formula="of:=([.J$1]^2/[.$B$6]^2)-([.$D4]^2/[.$B$7]^2)" office:value-type="float" office:value="-9" calcext:value-type="float">
            <text:p>-9</text:p>
          </table:table-cell>
          <table:table-cell table:formula="of:=([.K$1]^2/[.$B$6]^2)-([.$D4]^2/[.$B$7]^2)" office:value-type="float" office:value="-6.75" calcext:value-type="float">
            <text:p>-6,75</text:p>
          </table:table-cell>
          <table:table-cell table:formula="of:=([.L$1]^2/[.$B$6]^2)-([.$D4]^2/[.$B$7]^2)" office:value-type="float" office:value="0" calcext:value-type="float">
            <text:p>0</text:p>
          </table:table-cell>
          <table:table-cell table:formula="of:=([.M$1]^2/[.$B$6]^2)-([.$D4]^2/[.$B$7]^2)" office:value-type="float" office:value="11.25" calcext:value-type="float">
            <text:p>11,25</text:p>
          </table:table-cell>
          <table:table-cell table:formula="of:=([.N$1]^2/[.$B$6]^2)-([.$D4]^2/[.$B$7]^2)" office:value-type="float" office:value="27" calcext:value-type="float">
            <text:p>27</text:p>
          </table:table-cell>
          <table:table-cell table:formula="of:=([.O$1]^2/[.$B$6]^2)-([.$D4]^2/[.$B$7]^2)" office:value-type="float" office:value="47.25" calcext:value-type="float">
            <text:p>47,25</text:p>
          </table:table-cell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formula="of:=([.E$1]^2/[.$B$6]^2)-([.$D5]^2/[.$B$7]^2)" office:value-type="float" office:value="52.25" calcext:value-type="float">
            <text:p>52,25</text:p>
          </table:table-cell>
          <table:table-cell table:formula="of:=([.F$1]^2/[.$B$6]^2)-([.$D5]^2/[.$B$7]^2)" office:value-type="float" office:value="32" calcext:value-type="float">
            <text:p>32</text:p>
          </table:table-cell>
          <table:table-cell table:formula="of:=([.G$1]^2/[.$B$6]^2)-([.$D5]^2/[.$B$7]^2)" office:value-type="float" office:value="16.25" calcext:value-type="float">
            <text:p>16,25</text:p>
          </table:table-cell>
          <table:table-cell table:formula="of:=([.H$1]^2/[.$B$6]^2)-([.$D5]^2/[.$B$7]^2)" office:value-type="float" office:value="5" calcext:value-type="float">
            <text:p>5</text:p>
          </table:table-cell>
          <table:table-cell table:formula="of:=([.I$1]^2/[.$B$6]^2)-([.$D5]^2/[.$B$7]^2)" office:value-type="float" office:value="-1.75" calcext:value-type="float">
            <text:p>-1,75</text:p>
          </table:table-cell>
          <table:table-cell table:formula="of:=([.J$1]^2/[.$B$6]^2)-([.$D5]^2/[.$B$7]^2)" office:value-type="float" office:value="-4" calcext:value-type="float">
            <text:p>-4</text:p>
          </table:table-cell>
          <table:table-cell table:formula="of:=([.K$1]^2/[.$B$6]^2)-([.$D5]^2/[.$B$7]^2)" office:value-type="float" office:value="-1.75" calcext:value-type="float">
            <text:p>-1,75</text:p>
          </table:table-cell>
          <table:table-cell table:formula="of:=([.L$1]^2/[.$B$6]^2)-([.$D5]^2/[.$B$7]^2)" office:value-type="float" office:value="5" calcext:value-type="float">
            <text:p>5</text:p>
          </table:table-cell>
          <table:table-cell table:formula="of:=([.M$1]^2/[.$B$6]^2)-([.$D5]^2/[.$B$7]^2)" office:value-type="float" office:value="16.25" calcext:value-type="float">
            <text:p>16,25</text:p>
          </table:table-cell>
          <table:table-cell table:formula="of:=([.N$1]^2/[.$B$6]^2)-([.$D5]^2/[.$B$7]^2)" office:value-type="float" office:value="32" calcext:value-type="float">
            <text:p>32</text:p>
          </table:table-cell>
          <table:table-cell table:formula="of:=([.O$1]^2/[.$B$6]^2)-([.$D5]^2/[.$B$7]^2)" office:value-type="float" office:value="52.25" calcext:value-type="float">
            <text:p>52,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E$1]^2/[.$B$6]^2)-([.$D6]^2/[.$B$7]^2)" office:value-type="float" office:value="55.25" calcext:value-type="float">
            <text:p>55,25</text:p>
          </table:table-cell>
          <table:table-cell table:formula="of:=([.F$1]^2/[.$B$6]^2)-([.$D6]^2/[.$B$7]^2)" office:value-type="float" office:value="35" calcext:value-type="float">
            <text:p>35</text:p>
          </table:table-cell>
          <table:table-cell table:formula="of:=([.G$1]^2/[.$B$6]^2)-([.$D6]^2/[.$B$7]^2)" office:value-type="float" office:value="19.25" calcext:value-type="float">
            <text:p>19,25</text:p>
          </table:table-cell>
          <table:table-cell table:formula="of:=([.H$1]^2/[.$B$6]^2)-([.$D6]^2/[.$B$7]^2)" office:value-type="float" office:value="8" calcext:value-type="float">
            <text:p>8</text:p>
          </table:table-cell>
          <table:table-cell table:formula="of:=([.I$1]^2/[.$B$6]^2)-([.$D6]^2/[.$B$7]^2)" office:value-type="float" office:value="1.25" calcext:value-type="float">
            <text:p>1,25</text:p>
          </table:table-cell>
          <table:table-cell table:formula="of:=([.J$1]^2/[.$B$6]^2)-([.$D6]^2/[.$B$7]^2)" office:value-type="float" office:value="-1" calcext:value-type="float">
            <text:p>-1</text:p>
          </table:table-cell>
          <table:table-cell table:formula="of:=([.K$1]^2/[.$B$6]^2)-([.$D6]^2/[.$B$7]^2)" office:value-type="float" office:value="1.25" calcext:value-type="float">
            <text:p>1,25</text:p>
          </table:table-cell>
          <table:table-cell table:formula="of:=([.L$1]^2/[.$B$6]^2)-([.$D6]^2/[.$B$7]^2)" office:value-type="float" office:value="8" calcext:value-type="float">
            <text:p>8</text:p>
          </table:table-cell>
          <table:table-cell table:formula="of:=([.M$1]^2/[.$B$6]^2)-([.$D6]^2/[.$B$7]^2)" office:value-type="float" office:value="19.25" calcext:value-type="float">
            <text:p>19,25</text:p>
          </table:table-cell>
          <table:table-cell table:formula="of:=([.N$1]^2/[.$B$6]^2)-([.$D6]^2/[.$B$7]^2)" office:value-type="float" office:value="35" calcext:value-type="float">
            <text:p>35</text:p>
          </table:table-cell>
          <table:table-cell table:formula="of:=([.O$1]^2/[.$B$6]^2)-([.$D6]^2/[.$B$7]^2)" office:value-type="float" office:value="55.25" calcext:value-type="float">
            <text:p>55,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E$1]^2/[.$B$6]^2)-([.$D7]^2/[.$B$7]^2)" office:value-type="float" office:value="56.25" calcext:value-type="float">
            <text:p>56,25</text:p>
          </table:table-cell>
          <table:table-cell table:formula="of:=([.F$1]^2/[.$B$6]^2)-([.$D7]^2/[.$B$7]^2)" office:value-type="float" office:value="36" calcext:value-type="float">
            <text:p>36</text:p>
          </table:table-cell>
          <table:table-cell table:formula="of:=([.G$1]^2/[.$B$6]^2)-([.$D7]^2/[.$B$7]^2)" office:value-type="float" office:value="20.25" calcext:value-type="float">
            <text:p>20,25</text:p>
          </table:table-cell>
          <table:table-cell table:formula="of:=([.H$1]^2/[.$B$6]^2)-([.$D7]^2/[.$B$7]^2)" office:value-type="float" office:value="9" calcext:value-type="float">
            <text:p>9</text:p>
          </table:table-cell>
          <table:table-cell table:formula="of:=([.I$1]^2/[.$B$6]^2)-([.$D7]^2/[.$B$7]^2)" office:value-type="float" office:value="2.25" calcext:value-type="float">
            <text:p>2,25</text:p>
          </table:table-cell>
          <table:table-cell table:formula="of:=([.J$1]^2/[.$B$6]^2)-([.$D7]^2/[.$B$7]^2)" office:value-type="float" office:value="0" calcext:value-type="float">
            <text:p>0</text:p>
          </table:table-cell>
          <table:table-cell table:formula="of:=([.K$1]^2/[.$B$6]^2)-([.$D7]^2/[.$B$7]^2)" office:value-type="float" office:value="2.25" calcext:value-type="float">
            <text:p>2,25</text:p>
          </table:table-cell>
          <table:table-cell table:formula="of:=([.L$1]^2/[.$B$6]^2)-([.$D7]^2/[.$B$7]^2)" office:value-type="float" office:value="9" calcext:value-type="float">
            <text:p>9</text:p>
          </table:table-cell>
          <table:table-cell table:formula="of:=([.M$1]^2/[.$B$6]^2)-([.$D7]^2/[.$B$7]^2)" office:value-type="float" office:value="20.25" calcext:value-type="float">
            <text:p>20,25</text:p>
          </table:table-cell>
          <table:table-cell table:formula="of:=([.N$1]^2/[.$B$6]^2)-([.$D7]^2/[.$B$7]^2)" office:value-type="float" office:value="36" calcext:value-type="float">
            <text:p>36</text:p>
          </table:table-cell>
          <table:table-cell table:formula="of:=([.O$1]^2/[.$B$6]^2)-([.$D7]^2/[.$B$7]^2)" office:value-type="float" office:value="56.25" calcext:value-type="float">
            <text:p>56,2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([.E$1]^2/[.$B$6]^2)-([.$D8]^2/[.$B$7]^2)" office:value-type="float" office:value="55.25" calcext:value-type="float">
            <text:p>55,25</text:p>
          </table:table-cell>
          <table:table-cell table:formula="of:=([.F$1]^2/[.$B$6]^2)-([.$D8]^2/[.$B$7]^2)" office:value-type="float" office:value="35" calcext:value-type="float">
            <text:p>35</text:p>
          </table:table-cell>
          <table:table-cell table:formula="of:=([.G$1]^2/[.$B$6]^2)-([.$D8]^2/[.$B$7]^2)" office:value-type="float" office:value="19.25" calcext:value-type="float">
            <text:p>19,25</text:p>
          </table:table-cell>
          <table:table-cell table:formula="of:=([.H$1]^2/[.$B$6]^2)-([.$D8]^2/[.$B$7]^2)" office:value-type="float" office:value="8" calcext:value-type="float">
            <text:p>8</text:p>
          </table:table-cell>
          <table:table-cell table:formula="of:=([.I$1]^2/[.$B$6]^2)-([.$D8]^2/[.$B$7]^2)" office:value-type="float" office:value="1.25" calcext:value-type="float">
            <text:p>1,25</text:p>
          </table:table-cell>
          <table:table-cell table:formula="of:=([.J$1]^2/[.$B$6]^2)-([.$D8]^2/[.$B$7]^2)" office:value-type="float" office:value="-1" calcext:value-type="float">
            <text:p>-1</text:p>
          </table:table-cell>
          <table:table-cell table:formula="of:=([.K$1]^2/[.$B$6]^2)-([.$D8]^2/[.$B$7]^2)" office:value-type="float" office:value="1.25" calcext:value-type="float">
            <text:p>1,25</text:p>
          </table:table-cell>
          <table:table-cell table:formula="of:=([.L$1]^2/[.$B$6]^2)-([.$D8]^2/[.$B$7]^2)" office:value-type="float" office:value="8" calcext:value-type="float">
            <text:p>8</text:p>
          </table:table-cell>
          <table:table-cell table:formula="of:=([.M$1]^2/[.$B$6]^2)-([.$D8]^2/[.$B$7]^2)" office:value-type="float" office:value="19.25" calcext:value-type="float">
            <text:p>19,25</text:p>
          </table:table-cell>
          <table:table-cell table:formula="of:=([.N$1]^2/[.$B$6]^2)-([.$D8]^2/[.$B$7]^2)" office:value-type="float" office:value="35" calcext:value-type="float">
            <text:p>35</text:p>
          </table:table-cell>
          <table:table-cell table:formula="of:=([.O$1]^2/[.$B$6]^2)-([.$D8]^2/[.$B$7]^2)" office:value-type="float" office:value="55.25" calcext:value-type="float">
            <text:p>55,2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([.E$1]^2/[.$B$6]^2)-([.$D9]^2/[.$B$7]^2)" office:value-type="float" office:value="52.25" calcext:value-type="float">
            <text:p>52,25</text:p>
          </table:table-cell>
          <table:table-cell table:formula="of:=([.F$1]^2/[.$B$6]^2)-([.$D9]^2/[.$B$7]^2)" office:value-type="float" office:value="32" calcext:value-type="float">
            <text:p>32</text:p>
          </table:table-cell>
          <table:table-cell table:formula="of:=([.G$1]^2/[.$B$6]^2)-([.$D9]^2/[.$B$7]^2)" office:value-type="float" office:value="16.25" calcext:value-type="float">
            <text:p>16,25</text:p>
          </table:table-cell>
          <table:table-cell table:formula="of:=([.H$1]^2/[.$B$6]^2)-([.$D9]^2/[.$B$7]^2)" office:value-type="float" office:value="5" calcext:value-type="float">
            <text:p>5</text:p>
          </table:table-cell>
          <table:table-cell table:formula="of:=([.I$1]^2/[.$B$6]^2)-([.$D9]^2/[.$B$7]^2)" office:value-type="float" office:value="-1.75" calcext:value-type="float">
            <text:p>-1,75</text:p>
          </table:table-cell>
          <table:table-cell table:formula="of:=([.J$1]^2/[.$B$6]^2)-([.$D9]^2/[.$B$7]^2)" office:value-type="float" office:value="-4" calcext:value-type="float">
            <text:p>-4</text:p>
          </table:table-cell>
          <table:table-cell table:formula="of:=([.K$1]^2/[.$B$6]^2)-([.$D9]^2/[.$B$7]^2)" office:value-type="float" office:value="-1.75" calcext:value-type="float">
            <text:p>-1,75</text:p>
          </table:table-cell>
          <table:table-cell table:formula="of:=([.L$1]^2/[.$B$6]^2)-([.$D9]^2/[.$B$7]^2)" office:value-type="float" office:value="5" calcext:value-type="float">
            <text:p>5</text:p>
          </table:table-cell>
          <table:table-cell table:formula="of:=([.M$1]^2/[.$B$6]^2)-([.$D9]^2/[.$B$7]^2)" office:value-type="float" office:value="16.25" calcext:value-type="float">
            <text:p>16,25</text:p>
          </table:table-cell>
          <table:table-cell table:formula="of:=([.N$1]^2/[.$B$6]^2)-([.$D9]^2/[.$B$7]^2)" office:value-type="float" office:value="32" calcext:value-type="float">
            <text:p>32</text:p>
          </table:table-cell>
          <table:table-cell table:formula="of:=([.O$1]^2/[.$B$6]^2)-([.$D9]^2/[.$B$7]^2)" office:value-type="float" office:value="52.25" calcext:value-type="float">
            <text:p>52,2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([.E$1]^2/[.$B$6]^2)-([.$D10]^2/[.$B$7]^2)" office:value-type="float" office:value="47.25" calcext:value-type="float">
            <text:p>47,25</text:p>
          </table:table-cell>
          <table:table-cell table:formula="of:=([.F$1]^2/[.$B$6]^2)-([.$D10]^2/[.$B$7]^2)" office:value-type="float" office:value="27" calcext:value-type="float">
            <text:p>27</text:p>
          </table:table-cell>
          <table:table-cell table:formula="of:=([.G$1]^2/[.$B$6]^2)-([.$D10]^2/[.$B$7]^2)" office:value-type="float" office:value="11.25" calcext:value-type="float">
            <text:p>11,25</text:p>
          </table:table-cell>
          <table:table-cell table:formula="of:=([.H$1]^2/[.$B$6]^2)-([.$D10]^2/[.$B$7]^2)" office:value-type="float" office:value="0" calcext:value-type="float">
            <text:p>0</text:p>
          </table:table-cell>
          <table:table-cell table:formula="of:=([.I$1]^2/[.$B$6]^2)-([.$D10]^2/[.$B$7]^2)" office:value-type="float" office:value="-6.75" calcext:value-type="float">
            <text:p>-6,75</text:p>
          </table:table-cell>
          <table:table-cell table:formula="of:=([.J$1]^2/[.$B$6]^2)-([.$D10]^2/[.$B$7]^2)" office:value-type="float" office:value="-9" calcext:value-type="float">
            <text:p>-9</text:p>
          </table:table-cell>
          <table:table-cell table:formula="of:=([.K$1]^2/[.$B$6]^2)-([.$D10]^2/[.$B$7]^2)" office:value-type="float" office:value="-6.75" calcext:value-type="float">
            <text:p>-6,75</text:p>
          </table:table-cell>
          <table:table-cell table:formula="of:=([.L$1]^2/[.$B$6]^2)-([.$D10]^2/[.$B$7]^2)" office:value-type="float" office:value="0" calcext:value-type="float">
            <text:p>0</text:p>
          </table:table-cell>
          <table:table-cell table:formula="of:=([.M$1]^2/[.$B$6]^2)-([.$D10]^2/[.$B$7]^2)" office:value-type="float" office:value="11.25" calcext:value-type="float">
            <text:p>11,25</text:p>
          </table:table-cell>
          <table:table-cell table:formula="of:=([.N$1]^2/[.$B$6]^2)-([.$D10]^2/[.$B$7]^2)" office:value-type="float" office:value="27" calcext:value-type="float">
            <text:p>27</text:p>
          </table:table-cell>
          <table:table-cell table:formula="of:=([.O$1]^2/[.$B$6]^2)-([.$D10]^2/[.$B$7]^2)" office:value-type="float" office:value="47.25" calcext:value-type="float">
            <text:p>47,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([.E$1]^2/[.$B$6]^2)-([.$D11]^2/[.$B$7]^2)" office:value-type="float" office:value="40.25" calcext:value-type="float">
            <text:p>40,25</text:p>
          </table:table-cell>
          <table:table-cell table:formula="of:=([.F$1]^2/[.$B$6]^2)-([.$D11]^2/[.$B$7]^2)" office:value-type="float" office:value="20" calcext:value-type="float">
            <text:p>20</text:p>
          </table:table-cell>
          <table:table-cell table:formula="of:=([.G$1]^2/[.$B$6]^2)-([.$D11]^2/[.$B$7]^2)" office:value-type="float" office:value="4.25" calcext:value-type="float">
            <text:p>4,25</text:p>
          </table:table-cell>
          <table:table-cell table:formula="of:=([.H$1]^2/[.$B$6]^2)-([.$D11]^2/[.$B$7]^2)" office:value-type="float" office:value="-7" calcext:value-type="float">
            <text:p>-7</text:p>
          </table:table-cell>
          <table:table-cell table:formula="of:=([.I$1]^2/[.$B$6]^2)-([.$D11]^2/[.$B$7]^2)" office:value-type="float" office:value="-13.75" calcext:value-type="float">
            <text:p>-13,75</text:p>
          </table:table-cell>
          <table:table-cell table:formula="of:=([.J$1]^2/[.$B$6]^2)-([.$D11]^2/[.$B$7]^2)" office:value-type="float" office:value="-16" calcext:value-type="float">
            <text:p>-16</text:p>
          </table:table-cell>
          <table:table-cell table:formula="of:=([.K$1]^2/[.$B$6]^2)-([.$D11]^2/[.$B$7]^2)" office:value-type="float" office:value="-13.75" calcext:value-type="float">
            <text:p>-13,75</text:p>
          </table:table-cell>
          <table:table-cell table:formula="of:=([.L$1]^2/[.$B$6]^2)-([.$D11]^2/[.$B$7]^2)" office:value-type="float" office:value="-7" calcext:value-type="float">
            <text:p>-7</text:p>
          </table:table-cell>
          <table:table-cell table:formula="of:=([.M$1]^2/[.$B$6]^2)-([.$D11]^2/[.$B$7]^2)" office:value-type="float" office:value="4.25" calcext:value-type="float">
            <text:p>4,25</text:p>
          </table:table-cell>
          <table:table-cell table:formula="of:=([.N$1]^2/[.$B$6]^2)-([.$D11]^2/[.$B$7]^2)" office:value-type="float" office:value="20" calcext:value-type="float">
            <text:p>20</text:p>
          </table:table-cell>
          <table:table-cell table:formula="of:=([.O$1]^2/[.$B$6]^2)-([.$D11]^2/[.$B$7]^2)" office:value-type="float" office:value="40.25" calcext:value-type="float">
            <text:p>40,2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([.E$1]^2/[.$B$6]^2)-([.$D12]^2/[.$B$7]^2)" office:value-type="float" office:value="31.25" calcext:value-type="float">
            <text:p>31,25</text:p>
          </table:table-cell>
          <table:table-cell table:formula="of:=([.F$1]^2/[.$B$6]^2)-([.$D12]^2/[.$B$7]^2)" office:value-type="float" office:value="11" calcext:value-type="float">
            <text:p>11</text:p>
          </table:table-cell>
          <table:table-cell table:formula="of:=([.G$1]^2/[.$B$6]^2)-([.$D12]^2/[.$B$7]^2)" office:value-type="float" office:value="-4.75" calcext:value-type="float">
            <text:p>-4,75</text:p>
          </table:table-cell>
          <table:table-cell table:formula="of:=([.H$1]^2/[.$B$6]^2)-([.$D12]^2/[.$B$7]^2)" office:value-type="float" office:value="-16" calcext:value-type="float">
            <text:p>-16</text:p>
          </table:table-cell>
          <table:table-cell table:formula="of:=([.I$1]^2/[.$B$6]^2)-([.$D12]^2/[.$B$7]^2)" office:value-type="float" office:value="-22.75" calcext:value-type="float">
            <text:p>-22,75</text:p>
          </table:table-cell>
          <table:table-cell table:formula="of:=([.J$1]^2/[.$B$6]^2)-([.$D12]^2/[.$B$7]^2)" office:value-type="float" office:value="-25" calcext:value-type="float">
            <text:p>-25</text:p>
          </table:table-cell>
          <table:table-cell table:formula="of:=([.K$1]^2/[.$B$6]^2)-([.$D12]^2/[.$B$7]^2)" office:value-type="float" office:value="-22.75" calcext:value-type="float">
            <text:p>-22,75</text:p>
          </table:table-cell>
          <table:table-cell table:formula="of:=([.L$1]^2/[.$B$6]^2)-([.$D12]^2/[.$B$7]^2)" office:value-type="float" office:value="-16" calcext:value-type="float">
            <text:p>-16</text:p>
          </table:table-cell>
          <table:table-cell table:formula="of:=([.M$1]^2/[.$B$6]^2)-([.$D12]^2/[.$B$7]^2)" office:value-type="float" office:value="-4.75" calcext:value-type="float">
            <text:p>-4,75</text:p>
          </table:table-cell>
          <table:table-cell table:formula="of:=([.N$1]^2/[.$B$6]^2)-([.$D12]^2/[.$B$7]^2)" office:value-type="float" office:value="11" calcext:value-type="float">
            <text:p>11</text:p>
          </table:table-cell>
          <table:table-cell table:formula="of:=([.O$1]^2/[.$B$6]^2)-([.$D12]^2/[.$B$7]^2)" office:value-type="float" office:value="31.25" calcext:value-type="float">
            <text:p>31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8T09:41:19.041139168</meta:creation-date>
    <dc:date>2020-09-19T13:05:20.550903104</dc:date>
    <meta:editing-duration>P1DT2H32M42S</meta:editing-duration>
    <meta:editing-cycles>1</meta:editing-cycles>
    <meta:document-statistic meta:table-count="1" meta:cell-count="153" meta:object-count="1"/>
    <meta:generator>LibreOffice/7.0.1.2$Linux_X86_64 LibreOffice_project/7cbcfc562f6eb6708b5ff7d7397325de9e76445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927cm" svg:y="1.678cm" style:legend-expansion="high" chart:style-name="ch2"/>
        <chart:plot-area chart:style-name="ch3" table:cell-range-address="Лист1.D1:Лист1.O12" chart:data-source-has-labels="both" svg:x="1.769cm" svg:y="0.721cm" svg:width="14.286cm" svg:height="8.414cm" dr3d:transform="matrix (0.983539809665677 0.0292918393293822 0.178301516963557 -0.0410605788303261 0.997188926322505 0.0626759450338696 -0.175964404550814 -0.0689654505420774 0.981977746673826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28cm" svg:y="0.658cm" svg:width="13.47cm" svg:height="8.3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Лист1.E1:Лист1.O1"/>
          </chart:axis>
          <chart:axis chart:dimension="y" chart:name="primary-y" chart:style-name="ch4"/>
          <chart:axis chart:dimension="z" chart:name="primary-z" chart:style-name="ch4"/>
          <chart:series chart:style-name="ch5" chart:values-cell-range-address="Лист1.E2:Лист1.O2" chart:label-cell-address="Лист1.D2:Лист1.D2" chart:class="chart:line">
            <chart:data-point chart:repeated="11"/>
          </chart:series>
          <chart:series chart:style-name="ch6" chart:values-cell-range-address="Лист1.E3:Лист1.O3" chart:label-cell-address="Лист1.D3:Лист1.D3" chart:class="chart:line">
            <chart:data-point chart:repeated="11"/>
          </chart:series>
          <chart:series chart:style-name="ch7" chart:values-cell-range-address="Лист1.E4:Лист1.O4" chart:label-cell-address="Лист1.D4:Лист1.D4" chart:class="chart:line">
            <chart:data-point chart:repeated="11"/>
          </chart:series>
          <chart:series chart:style-name="ch8" chart:values-cell-range-address="Лист1.E5:Лист1.O5" chart:label-cell-address="Лист1.D5:Лист1.D5" chart:class="chart:line">
            <chart:data-point chart:repeated="11"/>
          </chart:series>
          <chart:series chart:style-name="ch9" chart:values-cell-range-address="Лист1.E6:Лист1.O6" chart:label-cell-address="Лист1.D6:Лист1.D6" chart:class="chart:line">
            <chart:data-point chart:repeated="11"/>
          </chart:series>
          <chart:series chart:style-name="ch10" chart:values-cell-range-address="Лист1.E7:Лист1.O7" chart:label-cell-address="Лист1.D7:Лист1.D7" chart:class="chart:line">
            <chart:data-point chart:repeated="11"/>
          </chart:series>
          <chart:series chart:style-name="ch11" chart:values-cell-range-address="Лист1.E8:Лист1.O8" chart:label-cell-address="Лист1.D8:Лист1.D8" chart:class="chart:line">
            <chart:data-point chart:repeated="11"/>
          </chart:series>
          <chart:series chart:style-name="ch12" chart:values-cell-range-address="Лист1.E9:Лист1.O9" chart:label-cell-address="Лист1.D9:Лист1.D9" chart:class="chart:line">
            <chart:data-point chart:repeated="11"/>
          </chart:series>
          <chart:series chart:style-name="ch13" chart:values-cell-range-address="Лист1.E10:Лист1.O10" chart:label-cell-address="Лист1.D10:Лист1.D10" chart:class="chart:line">
            <chart:data-point chart:repeated="11"/>
          </chart:series>
          <chart:series chart:style-name="ch14" chart:values-cell-range-address="Лист1.E11:Лист1.O11" chart:label-cell-address="Лист1.D11:Лист1.D11" chart:class="chart:line">
            <chart:data-point chart:repeated="11"/>
          </chart:series>
          <chart:series chart:style-name="ch15" chart:values-cell-range-address="Лист1.E12:Лист1.O12" chart:label-cell-address="Лист1.D12:Лист1.D1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-7.5">
                <text:p>-7.5</text:p>
                <draw:g>
                  <svg:desc>Лист1.E1:Лист1.O1</svg:desc>
                </draw:g>
              </table:table-cell>
              <table:table-cell office:value-type="float" office:value="-6">
                <text:p>-6</text:p>
              </table:table-cell>
              <table:table-cell office:value-type="float" office:value="-4.5">
                <text:p>-4.5</text:p>
              </table:table-cell>
              <table:table-cell office:value-type="float" office:value="-3">
                <text:p>-3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</table:table-row>
          </table:table-header-rows>
          <table:table-rows>
            <table:table-row>
              <table:table-cell office:value-type="string">
                <text:p>-5</text:p>
                <draw:g>
                  <svg:desc>Лист1.D2:Лист1.D2</svg:desc>
                </draw:g>
              </table:table-cell>
              <table:table-cell office:value-type="float" office:value="31.25">
                <text:p>31.25</text:p>
                <draw:g>
                  <svg:desc>Лист1.E2:Лист1.O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-4.75">
                <text:p>-4.75</text:p>
              </table:table-cell>
              <table:table-cell office:value-type="float" office:value="-16">
                <text:p>-16</text:p>
              </table:table-cell>
              <table:table-cell office:value-type="float" office:value="-22.75">
                <text:p>-22.75</text:p>
              </table:table-cell>
              <table:table-cell office:value-type="float" office:value="-25">
                <text:p>-25</text:p>
              </table:table-cell>
              <table:table-cell office:value-type="float" office:value="-22.75">
                <text:p>-22.75</text:p>
              </table:table-cell>
              <table:table-cell office:value-type="float" office:value="-16">
                <text:p>-16</text:p>
              </table:table-cell>
              <table:table-cell office:value-type="float" office:value="-4.75">
                <text:p>-4.75</text:p>
              </table:table-cell>
              <table:table-cell office:value-type="float" office:value="11">
                <text:p>1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-4</text:p>
                <draw:g>
                  <svg:desc>Лист1.D3:Лист1.D3</svg:desc>
                </draw:g>
              </table:table-cell>
              <table:table-cell office:value-type="float" office:value="40.25">
                <text:p>40.25</text:p>
                <draw:g>
                  <svg:desc>Лист1.E3:Лист1.O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-7">
                <text:p>-7</text:p>
              </table:table-cell>
              <table:table-cell office:value-type="float" office:value="-13.75">
                <text:p>-13.75</text:p>
              </table:table-cell>
              <table:table-cell office:value-type="float" office:value="-16">
                <text:p>-16</text:p>
              </table:table-cell>
              <table:table-cell office:value-type="float" office:value="-13.75">
                <text:p>-13.75</text:p>
              </table:table-cell>
              <table:table-cell office:value-type="float" office:value="-7">
                <text:p>-7</text:p>
              </table:table-cell>
              <table:table-cell office:value-type="float" office:value="4.25">
                <text:p>4.25</text:p>
              </table:table-cell>
              <table:table-cell office:value-type="float" office:value="20">
                <text:p>20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-3</text:p>
                <draw:g>
                  <svg:desc>Лист1.D4:Лист1.D4</svg:desc>
                </draw:g>
              </table:table-cell>
              <table:table-cell office:value-type="float" office:value="47.25">
                <text:p>47.25</text:p>
                <draw:g>
                  <svg:desc>Лист1.E4:Лист1.O4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6.75">
                <text:p>-6.75</text:p>
              </table:table-cell>
              <table:table-cell office:value-type="float" office:value="-9">
                <text:p>-9</text:p>
              </table:table-cell>
              <table:table-cell office:value-type="float" office:value="-6.75">
                <text:p>-6.7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27">
                <text:p>27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-2</text:p>
                <draw:g>
                  <svg:desc>Лист1.D5:Лист1.D5</svg:desc>
                </draw:g>
              </table:table-cell>
              <table:table-cell office:value-type="float" office:value="52.25">
                <text:p>52.25</text:p>
                <draw:g>
                  <svg:desc>Лист1.E5:Лист1.O5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5">
                <text:p>5</text:p>
              </table:table-cell>
              <table:table-cell office:value-type="float" office:value="-1.75">
                <text:p>-1.75</text:p>
              </table:table-cell>
              <table:table-cell office:value-type="float" office:value="-4">
                <text:p>-4</text:p>
              </table:table-cell>
              <table:table-cell office:value-type="float" office:value="-1.75">
                <text:p>-1.75</text:p>
              </table:table-cell>
              <table:table-cell office:value-type="float" office:value="5">
                <text:p>5</text:p>
              </table:table-cell>
              <table:table-cell office:value-type="float" office:value="16.25">
                <text:p>16.25</text:p>
              </table:table-cell>
              <table:table-cell office:value-type="float" office:value="32">
                <text:p>32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-1</text:p>
                <draw:g>
                  <svg:desc>Лист1.D6:Лист1.D6</svg:desc>
                </draw:g>
              </table:table-cell>
              <table:table-cell office:value-type="float" office:value="55.25">
                <text:p>55.25</text:p>
                <draw:g>
                  <svg:desc>Лист1.E6:Лист1.O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19.25">
                <text:p>19.25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-1">
                <text:p>-1</text:p>
              </table:table-cell>
              <table:table-cell office:value-type="float" office:value="1.25">
                <text:p>1.25</text:p>
              </table:table-cell>
              <table:table-cell office:value-type="float" office:value="8">
                <text:p>8</text:p>
              </table:table-cell>
              <table:table-cell office:value-type="float" office:value="19.25">
                <text:p>19.25</text:p>
              </table:table-cell>
              <table:table-cell office:value-type="float" office:value="35">
                <text:p>35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0</text:p>
                <draw:g>
                  <svg:desc>Лист1.D7:Лист1.D7</svg:desc>
                </draw:g>
              </table:table-cell>
              <table:table-cell office:value-type="float" office:value="56.25">
                <text:p>56.25</text:p>
                <draw:g>
                  <svg:desc>Лист1.E7:Лист1.O7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20.25">
                <text:p>20.25</text:p>
              </table:table-cell>
              <table:table-cell office:value-type="float" office:value="9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2.25">
                <text:p>2.25</text:p>
              </table:table-cell>
              <table:table-cell office:value-type="float" office:value="9">
                <text:p>9</text:p>
              </table:table-cell>
              <table:table-cell office:value-type="float" office:value="20.25">
                <text:p>20.25</text:p>
              </table:table-cell>
              <table:table-cell office:value-type="float" office:value="36">
                <text:p>36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1</text:p>
                <draw:g>
                  <svg:desc>Лист1.D8:Лист1.D8</svg:desc>
                </draw:g>
              </table:table-cell>
              <table:table-cell office:value-type="float" office:value="55.25">
                <text:p>55.25</text:p>
                <draw:g>
                  <svg:desc>Лист1.E8:Лист1.O8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19.25">
                <text:p>19.25</text:p>
              </table:table-cell>
              <table:table-cell office:value-type="float" office:value="8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-1">
                <text:p>-1</text:p>
              </table:table-cell>
              <table:table-cell office:value-type="float" office:value="1.25">
                <text:p>1.25</text:p>
              </table:table-cell>
              <table:table-cell office:value-type="float" office:value="8">
                <text:p>8</text:p>
              </table:table-cell>
              <table:table-cell office:value-type="float" office:value="19.25">
                <text:p>19.25</text:p>
              </table:table-cell>
              <table:table-cell office:value-type="float" office:value="35">
                <text:p>35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</text:p>
                <draw:g>
                  <svg:desc>Лист1.D9:Лист1.D9</svg:desc>
                </draw:g>
              </table:table-cell>
              <table:table-cell office:value-type="float" office:value="52.25">
                <text:p>52.25</text:p>
                <draw:g>
                  <svg:desc>Лист1.E9:Лист1.O9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5">
                <text:p>5</text:p>
              </table:table-cell>
              <table:table-cell office:value-type="float" office:value="-1.75">
                <text:p>-1.75</text:p>
              </table:table-cell>
              <table:table-cell office:value-type="float" office:value="-4">
                <text:p>-4</text:p>
              </table:table-cell>
              <table:table-cell office:value-type="float" office:value="-1.75">
                <text:p>-1.75</text:p>
              </table:table-cell>
              <table:table-cell office:value-type="float" office:value="5">
                <text:p>5</text:p>
              </table:table-cell>
              <table:table-cell office:value-type="float" office:value="16.25">
                <text:p>16.25</text:p>
              </table:table-cell>
              <table:table-cell office:value-type="float" office:value="32">
                <text:p>32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3</text:p>
                <draw:g>
                  <svg:desc>Лист1.D10:Лист1.D10</svg:desc>
                </draw:g>
              </table:table-cell>
              <table:table-cell office:value-type="float" office:value="47.25">
                <text:p>47.25</text:p>
                <draw:g>
                  <svg:desc>Лист1.E10:Лист1.O10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-6.75">
                <text:p>-6.75</text:p>
              </table:table-cell>
              <table:table-cell office:value-type="float" office:value="-9">
                <text:p>-9</text:p>
              </table:table-cell>
              <table:table-cell office:value-type="float" office:value="-6.75">
                <text:p>-6.75</text:p>
              </table:table-cell>
              <table:table-cell office:value-type="float" office:value="0">
                <text:p>0</text:p>
              </table:table-cell>
              <table:table-cell office:value-type="float" office:value="11.25">
                <text:p>11.25</text:p>
              </table:table-cell>
              <table:table-cell office:value-type="float" office:value="27">
                <text:p>27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4</text:p>
                <draw:g>
                  <svg:desc>Лист1.D11:Лист1.D11</svg:desc>
                </draw:g>
              </table:table-cell>
              <table:table-cell office:value-type="float" office:value="40.25">
                <text:p>40.25</text:p>
                <draw:g>
                  <svg:desc>Лист1.E11:Лист1.O11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4.25">
                <text:p>4.25</text:p>
              </table:table-cell>
              <table:table-cell office:value-type="float" office:value="-7">
                <text:p>-7</text:p>
              </table:table-cell>
              <table:table-cell office:value-type="float" office:value="-13.75">
                <text:p>-13.75</text:p>
              </table:table-cell>
              <table:table-cell office:value-type="float" office:value="-16">
                <text:p>-16</text:p>
              </table:table-cell>
              <table:table-cell office:value-type="float" office:value="-13.75">
                <text:p>-13.75</text:p>
              </table:table-cell>
              <table:table-cell office:value-type="float" office:value="-7">
                <text:p>-7</text:p>
              </table:table-cell>
              <table:table-cell office:value-type="float" office:value="4.25">
                <text:p>4.25</text:p>
              </table:table-cell>
              <table:table-cell office:value-type="float" office:value="20">
                <text:p>20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5</text:p>
                <draw:g>
                  <svg:desc>Лист1.D12:Лист1.D12</svg:desc>
                </draw:g>
              </table:table-cell>
              <table:table-cell office:value-type="float" office:value="31.25">
                <text:p>31.25</text:p>
                <draw:g>
                  <svg:desc>Лист1.E12:Лист1.O12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-4.75">
                <text:p>-4.75</text:p>
              </table:table-cell>
              <table:table-cell office:value-type="float" office:value="-16">
                <text:p>-16</text:p>
              </table:table-cell>
              <table:table-cell office:value-type="float" office:value="-22.75">
                <text:p>-22.75</text:p>
              </table:table-cell>
              <table:table-cell office:value-type="float" office:value="-25">
                <text:p>-25</text:p>
              </table:table-cell>
              <table:table-cell office:value-type="float" office:value="-22.75">
                <text:p>-22.75</text:p>
              </table:table-cell>
              <table:table-cell office:value-type="float" office:value="-16">
                <text:p>-16</text:p>
              </table:table-cell>
              <table:table-cell office:value-type="float" office:value="-4.75">
                <text:p>-4.75</text:p>
              </table:table-cell>
              <table:table-cell office:value-type="float" office:value="11">
                <text:p>11</text:p>
              </table:table-cell>
              <table:table-cell office:value-type="float" office:value="31.25">
                <text:p>3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